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47H48M56.286051S" calcext:value-type="time">
            <text:p>1447:48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4H20M09.635S" calcext:value-type="time">
            <text:p>04:20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4H20M09.635S" calcext:value-type="time">
            <text:p>04:2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 style:data-style-name="N2" text:time-value="07:44:18.2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4T12:22:47.903000000</dc:date>
    <meta:editing-duration>P64DT9H14M41S</meta:editing-duration>
    <meta:editing-cycles>1704</meta:editing-cycles>
    <meta:generator>LibreOffice/7.2.6.2$Windows_X86_64 LibreOffice_project/b0ec3a565991f7569a5a7f5d24fed7f52653d754</meta:generator>
    <dc:creator>Benjamin Laws</dc:creator>
    <meta:document-statistic meta:table-count="2" meta:cell-count="2045" meta:object-count="0"/>
  </office:meta>
</office:document-meta>
</file>